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c76" officeooo:paragraph-rsid="000ceb63"/>
    </style:style>
    <style:style style:name="P2" style:family="paragraph" style:parent-style-name="Standard">
      <style:text-properties officeooo:rsid="000eb71b" officeooo:paragraph-rsid="000eb71b"/>
    </style:style>
    <style:style style:name="P3" style:family="paragraph" style:parent-style-name="Standard">
      <style:text-properties officeooo:rsid="000eb71b" officeooo:paragraph-rsid="000f122c"/>
    </style:style>
    <style:style style:name="P4" style:family="paragraph" style:parent-style-name="Standard">
      <style:text-properties officeooo:rsid="00100e94" officeooo:paragraph-rsid="00100e94"/>
    </style:style>
    <style:style style:name="P5" style:family="paragraph" style:parent-style-name="Standard">
      <style:text-properties officeooo:rsid="0010b42b" officeooo:paragraph-rsid="0010b42b"/>
    </style:style>
    <style:style style:name="P6" style:family="paragraph" style:parent-style-name="Standard">
      <style:text-properties fo:language="ru" fo:country="RU" officeooo:rsid="00100e94" officeooo:paragraph-rsid="00100e9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3b92"/>
    </style:style>
    <style:style style:name="T3" style:family="text">
      <style:text-properties fo:language="ru" fo:country="RU" officeooo:rsid="000c674b"/>
    </style:style>
    <style:style style:name="T4" style:family="text">
      <style:text-properties fo:language="ru" fo:country="RU" officeooo:rsid="000ceb63"/>
    </style:style>
    <style:style style:name="T5" style:family="text">
      <style:text-properties fo:language="ru" fo:country="RU" officeooo:rsid="000d40e4"/>
    </style:style>
    <style:style style:name="T6" style:family="text">
      <style:text-properties fo:language="ru" fo:country="RU" officeooo:rsid="000eb71b"/>
    </style:style>
    <style:style style:name="T7" style:family="text">
      <style:text-properties fo:language="ru" fo:country="RU" officeooo:rsid="000f122c"/>
    </style:style>
    <style:style style:name="T8" style:family="text">
      <style:text-properties fo:language="ru" fo:country="RU" officeooo:rsid="00100e94"/>
    </style:style>
    <style:style style:name="T9" style:family="text">
      <style:text-properties fo:language="ru" fo:country="RU" officeooo:rsid="001278a4"/>
    </style:style>
    <style:style style:name="T10" style:family="text">
      <style:text-properties fo:language="ru" fo:country="RU" officeooo:rsid="00139b65"/>
    </style:style>
    <style:style style:name="T11" style:family="text">
      <style:text-properties fo:language="ru" fo:country="RU" officeooo:rsid="0014561b"/>
    </style:style>
    <style:style style:name="T12" style:family="text">
      <style:text-properties fo:language="ru" fo:country="RU" officeooo:rsid="0015c9f3"/>
    </style:style>
    <style:style style:name="T13" style:family="text">
      <style:text-properties fo:language="ru" fo:country="RU" officeooo:rsid="00169185"/>
    </style:style>
    <style:style style:name="T14" style:family="text">
      <style:text-properties fo:language="ru" fo:country="RU" officeooo:rsid="001712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айл будет разбит на блоки </text:span><text:span text:style-name="T2">равные в размере, где буду находиться строки. Эти строки будут конструкции </text:span><text:bookmark-start text:name="__DdeLink__1_2645167543"/><text:bookmark-start text:name="__DdeLink__3_2645167543"/><text:span text:style-name="T2">ключ/значение</text:span><text:bookmark-end text:name="__DdeLink__1_2645167543"/><text:bookmark-end text:name="__DdeLink__3_2645167543"/><text:span text:style-name="T2">, где </text:span><text:span text:style-name="T6">строки</text:span><text:span text:style-name="T2"> будут разделены </text:span><text:span text:style-name="T3">нулевым терминатором \0. </text:span><text:span text:style-name="T4">конструкции </text:span><text:span text:style-name="T2">ключ/значение </text:span><text:span text:style-name="T4">могут поместиться в один такой информационный блок впритык байт в байт, но </text:span><text:span text:style-name="T5">если они так не будут помещаться, то в конце блока оставшующаяся часть следует заполнить нулевыми терминаторами </text:span><text:span text:style-name="T8">чтобы было так называемое выравнивание</text:span><text:span text:style-name="T5">. Пример </text:span><text:span text:style-name="T6">заполнение блока</text:span><text:span text:style-name="T5">:</text:span></text:p>
      <text:p text:style-name="P1"><text:span text:style-name="T5"/></text:p>
      <text:p text:style-name="P2"><text:span text:style-name="T5">_</text:span><text:span text:style-name="T1">_______________________________________________________________________________</text:span></text:p>
      <text:p text:style-name="P2"><text:span text:style-name="T1"/></text:p>
      <text:p text:style-name="P3"><text:bookmark-start text:name="__DdeLink__5_2645167543"/><text:span text:style-name="T1">ключ | значе</text:span><text:span text:style-name="T7">ние</text:span><text:bookmark-end text:name="__DdeLink__5_2645167543"/><text:bookmark-start text:name="__DdeLink__14_2645167543"/><text:span text:style-name="T7"> </text:span><text:bookmark-start text:name="__DdeLink__10_2645167543"/><text:span text:style-name="T1">|</text:span><text:span text:style-name="T7"> </text:span><text:span text:style-name="T1">ключ </text:span><text:bookmark-start text:name="__DdeLink__7_2645167543"/><text:span text:style-name="T1">|</text:span><text:bookmark-end text:name="__DdeLink__7_2645167543"/><text:span text:style-name="T1"> значе</text:span><text:span text:style-name="T7">ние</text:span><text:bookmark-end text:name="__DdeLink__14_2645167543"/><text:bookmark-end text:name="__DdeLink__10_2645167543"/><text:span text:style-name="T7"> </text:span><text:bookmark-start text:name="__DdeLink__10_2645167543 Copy 1"/><text:span text:style-name="T1">|</text:span><text:span text:style-name="T7"> </text:span><text:span text:style-name="T1">ключ </text:span><text:bookmark-start text:name="__DdeLink__7_2645167543 Copy 1"/><text:span text:style-name="T1">|</text:span><text:bookmark-end text:name="__DdeLink__7_2645167543 Copy 1"/><text:span text:style-name="T1"> значе</text:span><text:span text:style-name="T7">ние</text:span><text:bookmark-end text:name="__DdeLink__10_2645167543 Copy 1"/><text:span text:style-name="T7"> </text:span><text:bookmark-start text:name="__DdeLink__10_2645167543 Copy 2"/><text:span text:style-name="T1">|</text:span><text:span text:style-name="T7"> </text:span><text:span text:style-name="T1">ключ </text:span><text:bookmark-start text:name="__DdeLink__7_2645167543 Copy 2"/><text:bookmark-start text:name="__DdeLink__20_2645167543"/><text:span text:style-name="T1">|</text:span><text:bookmark-end text:name="__DdeLink__7_2645167543 Copy 2"/><text:bookmark-end text:name="__DdeLink__20_2645167543"/><text:span text:style-name="T1"> значе</text:span><text:span text:style-name="T7">ние</text:span><text:bookmark-end text:name="__DdeLink__10_2645167543 Copy 2"/><text:span text:style-name="T7"> </text:span><text:span text:style-name="T1">| </text:span><text:span text:style-name="T7">000000000000000000000</text:span></text:p>
      <text:p text:style-name="P4"><text:span text:style-name="T7">_</text:span><text:span text:style-name="T1">_______________________________________________________________________________</text:span></text:p>
      <text:p text:style-name="P6">.</text:p>
      <text:p text:style-name="P5"><text:span text:style-name="T1">чтобы программа знала </text:span><text:span text:style-name="T9">размер одного такого блока следует </text:span><text:span text:style-name="T10">в первых </text:span><text:span text:style-name="T11">байтах (может быть 1, 2, 4, 8 в зависимости от ситуации), </text:span><text:span text:style-name="T12">в самом начале файла</text:span><text:span text:style-name="T11"> записать число, которое будет содержать размер блока. </text:span><text:span text:style-name="T12">Чтобы программа при чтении </text:span><text:span text:style-name="T13">знала сколько строк будет в файле следует записать после размера блока количество строк. Это нужно потому что программе нужно </text:span><text:span text:style-name="T14">до чтения создать массив указателей на строки, чтобы туда указатели от них в ОЗУ записать, поэтому необходимо записать заранее число строк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7:37:00.381031348</meta:creation-date>
    <dc:date>2026-02-21T12:01:00.288739352</dc:date>
    <meta:editing-duration>PT19M48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158" meta:character-count="1191" meta:non-whitespace-character-count="1039"/>
  </office:meta>
</office:document-meta>
</file>